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c0c0c0" style:text-outline="false" style:text-line-through-styl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0c0c0" style:text-outline="false" style:text-line-through-styl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rabajos relacionados </text:h>
      <text:p text:style-name="UBUcuerpoTrabajo">{Este apartado sería parecido a un estado del arte de una tesis o tesina. En un trabajo final grado no parece obligada su presencia, aunque se puede dejar a juicio del tutor el incluir un pequeño resumen comentado de los trabajos y proyectos ya realizados en el campo del proyecto en curso. 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BUcuerpoTrabajo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Heading_20_1" style:display-name="Heading 1" style:family="paragraph" style:parent-style-name="Heading" style:next-style-name="UBUcuerpoTrabajo" style:default-outline-level="1" style:class="text">
      <style:paragraph-properties fo:margin-top="0.42cm" fo:margin-bottom="0.21cm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margin-left="0cm" fo:margin-right="0cm" fo:margin-top="0cm" fo:margin-bottom="0cm" fo:line-height="100%" fo:text-align="center" fo:text-indent="0cm"/>
    </style:style>
    <style:style style:name="MP2" style:family="paragraph">
      <style:paragraph-properties fo:margin-left="0cm" fo:margin-right="0cm" fo:margin-top="0cm" fo:margin-bottom="0cm" fo:line-height="100%" fo:text-align="center" fo:text-indent="0cm"/>
      <style:text-properties fo:color="#c0c0c0" style:text-outline="false" style:text-line-through-styl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c0c0c0" style:text-outline="false" style:text-line-through-styl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draw:frame text:anchor-type="paragraph" draw:z-index="0" draw:style-name="Mgr1" draw:text-style-name="MP2" svg:width="33.257cm" svg:height="4.252cm" draw:transform="skewX (5.26773502173662E-017) rotate (0.963770812951087) translate (0.498625cm 27.3177083333333cm)"><draw:text-box><text:p text:style-name="MP1"><text:span text:style-name="MT1">Borrador</text:span></text:p></draw:text-box></draw:frame><text:file-name text:display="name-and-extension">6_TrabajosRelacionados.odt</text:file-name> v.<text:editing-cycles>6</text:editing-cycles> <text:title/><text:modification-date style:data-style-name="N103">23/jul/15</text:modification-dat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16:03</meta:creation-date>
    <meta:generator>OpenOffice/4.1.1$Unix OpenOffice.org_project/411m6$Build-9775</meta:generator>
    <dc:date>2015-07-23T23:31:34</dc:date>
    <dc:creator>Carlos Pardo Aguilar</dc:creator>
    <meta:editing-duration>PT5M55S</meta:editing-duration>
    <meta:editing-cycles>6</meta:editing-cycles>
    <meta:document-statistic meta:table-count="0" meta:image-count="0" meta:object-count="0" meta:page-count="1" meta:paragraph-count="3" meta:word-count="59" meta:character-count="360"/>
  </office:meta>
</office:document-meta>
</file>